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cm" fo:min-width="1.75cm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1.05cm" draw:transform="rotate (0.00349065850398866) translate (2.134cm 0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4.434cm 0.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6.734cm 0.4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9.034cm 0.4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1.333cm 0.4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3.633cm 0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5.932cm 0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8.234cm 0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2.138cm 1.6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4.439cm 1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6.738cm 1.6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9.038cm 1.6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1.338cm 1.6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3.638cm 1.6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5.939cm 1.6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8.238cm 1.6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-0.166cm 0.4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-0.162cm 1.6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2.142cm 2.8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4.442cm 2.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6.743cm 2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9.043cm 2.8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1.342cm 2.8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3.642cm 2.8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5.943cm 2.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8.242cm 2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2.147cm 4.0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4.447cm 4.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6.747cm 4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9.046cm 4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1.347cm 4.0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3.647cm 4.0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5.946cm 4.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8.247cm 4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-0.157cm 2.8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-0.154cm 4.0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2.151cm 5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4.451cm 5.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6.751cm 5.2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9.051cm 5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1.351cm 5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3.651cm 5.2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5.95cm 5.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8.252cm 5.2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2.155cm 6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4.456cm 6.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6.755cm 6.4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9.055cm 6.4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1.355cm 6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3.655cm 6.4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5.956cm 6.4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8.255cm 6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-0.149cm 5.2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-0.144cm 6.4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2.16cm 7.6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4.46cm 7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6.761cm 7.6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9.061cm 7.6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1.36cm 7.6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3.66cm 7.6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5.961cm 7.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8.26cm 7.6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2.165cm 8.8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4.465cm 8.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6.765cm 8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9.064cm 8.8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1.365cm 8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3.665cm 8.8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5.964cm 8.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18.265cm 8.8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-0.139cm 7.6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05cm" draw:transform="rotate (0.00349065850398866) translate (-0.136cm 8.886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2T18:14:55.682000000</meta:creation-date>
    <dc:date>2023-04-22T20:14:10.220000000</dc:date>
    <meta:editing-duration>PT13M7S</meta:editing-duration>
    <meta:editing-cycles>10</meta:editing-cycles>
    <meta:generator>LibreOffice/7.3.1.3$Windows_X86_64 LibreOffice_project/a69ca51ded25f3eefd52d7bf9a5fad8c90b87951</meta:generator>
    <meta:print-date>2023-04-22T20:09:57.186000000</meta:print-date>
    <meta:document-statistic meta:object-count="72"/>
  </office:meta>
</office:document-meta>
</file>